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Model.getProducer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Model.toSAX(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entModel.getProduc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Model.Even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ventModel.getProducer( String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Model.addProducer( EventProducerModel produc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Model.saveToXML( File model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Model.writeXMLizable( XMLizable object , File output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